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26.7cm" table:align="margins"/>
    </style:style>
    <style:style style:name="Tabelle1.A" style:family="table-column">
      <style:table-column-properties style:column-width="3.695cm" style:rel-column-width="9072*"/>
    </style:style>
    <style:style style:name="Tabelle1.B" style:family="table-column">
      <style:table-column-properties style:column-width="5.764cm" style:rel-column-width="14150*"/>
    </style:style>
    <style:style style:name="Tabelle1.C" style:family="table-column">
      <style:table-column-properties style:column-width="6.858cm" style:rel-column-width="16831*"/>
    </style:style>
    <style:style style:name="Tabelle1.D" style:family="table-column">
      <style:table-column-properties style:column-width="10.382cm" style:rel-column-width="25482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D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ousine"/>
    </style:style>
    <style:style style:name="P2" style:family="paragraph" style:parent-style-name="Standard">
      <style:text-properties style:font-name="Cousine" officeooo:rsid="0003f0d5" officeooo:paragraph-rsid="0003f0d5"/>
    </style:style>
    <style:style style:name="P3" style:family="paragraph" style:parent-style-name="Table_20_Contents">
      <style:text-properties style:font-name="Cousine" officeooo:rsid="0003f0d5" officeooo:paragraph-rsid="0003f0d5"/>
    </style:style>
    <style:style style:name="P4" style:family="paragraph" style:parent-style-name="Table_20_Contents">
      <style:text-properties style:font-name="Cousine"/>
    </style:style>
    <style:style style:name="P5" style:family="paragraph" style:parent-style-name="Table_20_Contents">
      <style:text-properties style:font-name="Cousine" officeooo:rsid="0002fa71" officeooo:paragraph-rsid="0002fa71"/>
    </style:style>
    <style:style style:name="P6" style:family="paragraph" style:parent-style-name="Standard">
      <style:text-properties style:font-name="Cousine" officeooo:rsid="0003f0d5" officeooo:paragraph-rsid="00085d4d"/>
    </style:style>
    <style:style style:name="T1" style:family="text">
      <style:text-properties officeooo:rsid="0003f0d5"/>
    </style:style>
    <style:style style:name="T2" style:family="text">
      <style:text-properties officeooo:rsid="0003f352"/>
    </style:style>
    <style:style style:name="T3" style:family="text">
      <style:text-properties fo:font-style="italic" officeooo:rsid="0005e575" style:font-style-asian="italic" style:font-style-complex="italic"/>
    </style:style>
    <style:style style:name="T4" style:family="text">
      <style:text-properties officeooo:rsid="00072a2c"/>
    </style:style>
    <style:style style:name="T5" style:family="text">
      <style:text-properties officeooo:rsid="00085d4d"/>
    </style:style>
    <style:style style:name="T6" style:family="text">
      <style:text-properties officeooo:rsid="00099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3">Export Dialog</text:p>
          </table:table-cell>
          <table:table-cell table:style-name="Tabelle1.A1" office:value-type="string">
            <text:p text:style-name="P5"><text:span text:style-name="T1">Export Dialog<text:line-break/></text:span>+ full output</text:p>
          </table:table-cell>
          <table:table-cell table:style-name="Tabelle1.D1" office:value-type="string">
            <text:p text:style-name="P5">Server<text:line-break/>Application.serverMode=true <text:span text:style-name="T1">(necessary?)</text:span>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5">collateral=null</text:p>
          </table:table-cell>
          <table:table-cell table:style-name="Tabelle1.A2" office:value-type="string">
            <text:p text:style-name="P5">collateral=(Output) Files</text:p>
          </table:table-cell>
          <table:table-cell table:style-name="Tabelle1.D2" office:value-type="string">
            <text:p text:style-name="P5">collateral=webapps/jose</text:p>
          </table:table-cell>
        </table:table-row>
        <table:table-row>
          <table:table-cell table:style-name="Tabelle1.A2" office:value-type="string">
            <text:p text:style-name="P5"><text:span text:style-name="T1">ht</text:span>ml.img.dir</text:p>
          </table:table-cell>
          <table:table-cell table:style-name="Tabelle1.A2" office:value-type="string">
            <text:p text:style-name="P5">jose/images/nav<text:line-break/> <text:s/><text:span text:style-name="T1">referenced</text:span></text:p>
          </table:table-cell>
          <table:table-cell table:style-name="Tabelle1.A2" office:value-type="string">
            <text:p text:style-name="P5">collateral/nav<text:line-break/> <text:s/><text:span text:style-name="T1">copied</text:span></text:p>
          </table:table-cell>
          <table:table-cell table:style-name="Tabelle1.D2" office:value-type="string">
            <text:p text:style-name="P5">collateral/nav<text:line-break/> <text:s/><text:span text:style-name="T1">copied on demand</text:span></text:p>
          </table:table-cell>
        </table:table-row>
        <table:table-row>
          <table:table-cell table:style-name="Tabelle1.A2" office:value-type="string">
            <text:p text:style-name="P5"><text:span text:style-name="T1">h</text:span>tml.font.dir</text:p>
          </table:table-cell>
          <table:table-cell table:style-name="Tabelle1.A2" office:value-type="string">
            <text:p text:style-name="P5">jose/fonts<text:line-break/> <text:s/><text:span text:style-name="T1">referenced</text:span></text:p>
          </table:table-cell>
          <table:table-cell table:style-name="Tabelle1.A2" office:value-type="string">
            <text:p text:style-name="P5">collateral/fonts<text:line-break/> <text:s/><text:span text:style-name="T1">copied</text:span></text:p>
          </table:table-cell>
          <table:table-cell table:style-name="Tabelle1.D2" office:value-type="string">
            <text:p text:style-name="P5">collateral/fonts, <text:span text:style-name="T1">relative path</text:span><text:line-break/> <text:s/><text:span text:style-name="T1">copied on demand</text:span></text:p>
          </table:table-cell>
        </table:table-row>
        <table:table-row>
          <table:table-cell table:style-name="Tabelle1.A2" office:value-type="string">
            <text:p text:style-name="P5"><text:span text:style-name="T1">h</text:span>tml.css.dir</text:p>
          </table:table-cell>
          <table:table-cell table:style-name="Tabelle1.A2" office:value-type="string">
            <text:p text:style-name="P5">jose/xsl<text:line-break/> <text:s/><text:span text:style-name="T1">always created</text:span></text:p>
          </table:table-cell>
          <table:table-cell table:style-name="Tabelle1.A2" office:value-type="string">
            <text:p text:style-name="P5"><text:span text:style-name="T1">c</text:span>ollateral<text:line-break/> <text:s/><text:span text:style-name="T1">always created</text:span></text:p>
          </table:table-cell>
          <table:table-cell table:style-name="Tabelle1.D2" office:value-type="string">
            <text:p text:style-name="P5"><text:span text:style-name="T1">c</text:span>ollateral<text:line-break/> <text:s/><text:span text:style-name="T2">created</text:span><text:span text:style-name="T1"> on restart</text:span></text:p>
          </table:table-cell>
        </table:table-row>
        <table:table-row>
          <table:table-cell table:style-name="Tabelle1.A2" office:value-type="string">
            <text:p text:style-name="P5"><text:span text:style-name="T1">h</text:span>tml.<text:span text:style-name="T1">js</text:span>.dir</text:p>
          </table:table-cell>
          <table:table-cell table:style-name="Tabelle1.A2" office:value-type="string">
            <text:p text:style-name="P5">jose/xsl<text:line-break/> <text:s/><text:span text:style-name="T1">referenced</text:span></text:p>
          </table:table-cell>
          <table:table-cell table:style-name="Tabelle1.A2" office:value-type="string">
            <text:p text:style-name="P5"><text:span text:style-name="T1">c</text:span>ollateral<text:line-break/> <text:s/><text:span text:style-name="T1">always copied</text:span></text:p>
          </table:table-cell>
          <table:table-cell table:style-name="Tabelle1.D2" office:value-type="string">
            <text:p text:style-name="P5"><text:span text:style-name="T1">c</text:span>ollateral<text:line-break/> <text:s/><text:span text:style-name="T2">copied</text:span><text:span text:style-name="T1"> on restart</text:span></text:p>
          </table:table-cell>
        </table:table-row>
      </table:table>
      <text:p text:style-name="P1"/>
      <text:p text:style-name="P1"/>
      <text:p text:style-name="P2">Html auxiliary file<text:span text:style-name="T2">s</text:span>. Where are they stored, when are they created updated, copied ?</text:p>
      <text:p text:style-name="P2">Three <text:span text:style-name="T2">operation </text:span>modes:</text:p>
      <text:p text:style-name="P2"/>
      <text:p text:style-name="P2">1. Export Dialog, Html Page only</text:p>
      <text:p text:style-name="P2"><text:tab/>auxiliary files remain within the jose installation folder.</text:p>
      <text:p text:style-name="P2"><text:tab/>games.css is created every time <text:span text:style-name="T3">(b/c styles change)</text:span></text:p>
      <text:p text:style-name="P2"/>
      <text:p text:style-name="P2">2. Export Dialog, Html + Full Output.</text:p>
      <text:p text:style-name="P2"><text:tab/>a directory „Output Files“ is created next to the Html file.<text:line-break/><text:tab/>Images, fonts, games.css, *.js are copied</text:p>
      <text:p text:style-name="P2"/>
      <text:p text:style-name="P2">3. Server Mode. Aux files need to be copied to the webapp folder <text:span text:style-name="T2">(tomcat/webapps/jose)</text:span>; <text:line-break/><text:tab/>need to be referenced by relative paths. <text:line-break/><text:tab/><text:span text:style-name="T2">s</text:span>ince calls are frequent, we don’t want too many updates.<text:line-break/></text:p>
      <text:p text:style-name="P2"><text:tab/>Games.css, *.js is updated on server start</text:p>
      <text:p text:style-name="P2"><text:tab/>images, fonts, are copied on demand, <text:span text:style-name="T2">on server start<text:line-break/></text:span></text:p>
      <text:p text:style-name="P6">- <text:span text:style-name="T4">figurine images are deprecate </text:span><text:span text:style-name="T6">(but the code machinery is still available)</text:span></text:p>
      <text:p text:style-name="P6"><text:span text:style-name="T4">- </text:span><text:span text:style-name="T5">embedded style sheers are deprecated </text:span><text:span text:style-name="T6">(but the coder machinery is still available)</text:span><text:span text:style-name="T4"><text:line-break/>- buttom images might become deprecated, to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07:34:54.894192254</meta:creation-date>
    <dc:date>2025-04-30T09:36:35.991842180</dc:date>
    <meta:editing-duration>PT11M22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197" meta:character-count="1422" meta:non-whitespace-character-count="1223"/>
  </office:meta>
</office:document-meta>
</file>